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9af"/>
    </style:style>
    <style:style style:name="P2" style:family="paragraph" style:parent-style-name="Standard">
      <style:text-properties officeooo:paragraph-rsid="00100f44"/>
    </style:style>
    <style:style style:name="P3" style:family="paragraph" style:parent-style-name="Standard">
      <style:text-properties officeooo:paragraph-rsid="0010220c"/>
    </style:style>
    <style:style style:name="P4" style:family="paragraph" style:parent-style-name="Standard">
      <style:paragraph-properties fo:text-align="start" style:justify-single-word="false"/>
      <style:text-properties officeooo:paragraph-rsid="000f49af"/>
    </style:style>
    <style:style style:name="P5" style:family="paragraph" style:parent-style-name="Header">
      <style:text-properties officeooo:paragraph-rsid="0017b5bb"/>
    </style:style>
    <style:style style:name="P6" style:family="paragraph" style:parent-style-name="Standard">
      <style:text-properties fo:font-style="normal" officeooo:rsid="0010220c" officeooo:paragraph-rsid="0010220c" style:font-style-asian="normal" style:font-style-complex="normal"/>
    </style:style>
    <style:style style:name="P7" style:family="paragraph" style:parent-style-name="Standard">
      <style:text-properties fo:font-style="normal" officeooo:rsid="0010220c" officeooo:paragraph-rsid="0011fd9b" style:font-style-asian="normal" style:font-style-complex="normal"/>
    </style:style>
    <style:style style:name="P8" style:family="paragraph" style:parent-style-name="Standard">
      <style:text-properties fo:font-style="normal" officeooo:rsid="0011fd9b" officeooo:paragraph-rsid="0011fd9b" style:font-style-asian="normal" style:font-style-complex="normal"/>
    </style:style>
    <style:style style:name="P9" style:family="paragraph" style:parent-style-name="Standard" style:list-style-name="L1">
      <style:text-properties officeooo:rsid="0011fd9b" officeooo:paragraph-rsid="0011fd9b"/>
    </style:style>
    <style:style style:name="P10" style:family="paragraph" style:parent-style-name="Standard" style:list-style-name="L1">
      <style:text-properties officeooo:rsid="00163b72" officeooo:paragraph-rsid="00163b72"/>
    </style:style>
    <style:style style:name="P11" style:family="paragraph" style:parent-style-name="Standard" style:list-style-name="L1">
      <style:text-properties fo:language="id" fo:country="ID" fo:font-style="normal" officeooo:rsid="00163b72" officeooo:paragraph-rsid="00163b72" style:font-style-asian="normal" style:font-style-complex="normal"/>
    </style:style>
    <style:style style:name="P12" style:family="paragraph" style:parent-style-name="Standard">
      <style:text-properties fo:language="id" fo:country="ID" fo:font-style="normal" officeooo:rsid="00163b72" officeooo:paragraph-rsid="00163b72" style:font-style-asian="normal" style:font-style-complex="normal"/>
    </style:style>
    <style:style style:name="P13" style:family="paragraph" style:parent-style-name="Standard" style:list-style-name="L1">
      <style:text-properties fo:language="id" fo:country="ID" fo:font-style="normal" officeooo:rsid="0016a11a" officeooo:paragraph-rsid="0016a11a" style:font-style-asian="normal" style:font-style-complex="normal"/>
    </style:style>
    <style:style style:name="P14" style:family="paragraph" style:parent-style-name="Header">
      <style:text-properties fo:language="id" fo:country="ID" fo:font-style="normal" officeooo:paragraph-rsid="0017b5bb" style:font-style-asian="normal" style:font-style-complex="normal"/>
    </style:style>
    <style:style style:name="P15" style:family="paragraph" style:parent-style-name="Header">
      <style:text-properties fo:language="id" fo:country="ID" fo:font-style="normal" officeooo:rsid="0017b5bb" officeooo:paragraph-rsid="0017b5bb" style:font-style-asian="normal" style:font-style-complex="normal"/>
    </style:style>
    <style:style style:name="P16" style:family="paragraph" style:parent-style-name="Header">
      <style:text-properties fo:language="id" fo:country="ID" officeooo:paragraph-rsid="00197947"/>
    </style:style>
    <style:style style:name="P17" style:family="paragraph" style:parent-style-name="Header">
      <style:text-properties fo:language="id" fo:country="ID" officeooo:paragraph-rsid="001ad65a"/>
    </style:style>
    <style:style style:name="P18" style:family="paragraph" style:parent-style-name="Header">
      <style:text-properties fo:language="id" fo:country="ID" officeooo:paragraph-rsid="001bea57"/>
    </style:style>
    <style:style style:name="T1" style:family="text">
      <style:text-properties officeooo:rsid="000be686"/>
    </style:style>
    <style:style style:name="T2" style:family="text">
      <style:text-properties fo:font-style="italic" officeooo:rsid="000be686" style:font-style-asian="italic" style:font-style-complex="italic"/>
    </style:style>
    <style:style style:name="T3" style:family="text">
      <style:text-properties fo:font-style="italic" officeooo:rsid="000f49af" style:font-style-asian="italic" style:font-style-complex="italic"/>
    </style:style>
    <style:style style:name="T4" style:family="text">
      <style:text-properties fo:font-style="italic" officeooo:rsid="0010220c" style:font-style-asian="italic" style:font-style-complex="italic"/>
    </style:style>
    <style:style style:name="T5" style:family="text">
      <style:text-properties fo:font-style="italic" officeooo:rsid="00197947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be686" style:font-style-asian="normal" style:font-style-complex="normal"/>
    </style:style>
    <style:style style:name="T8" style:family="text">
      <style:text-properties fo:font-style="normal" officeooo:rsid="000db116" style:font-style-asian="normal" style:font-style-complex="normal"/>
    </style:style>
    <style:style style:name="T9" style:family="text">
      <style:text-properties fo:font-style="normal" officeooo:rsid="000f49af" style:font-style-asian="normal" style:font-style-complex="normal"/>
    </style:style>
    <style:style style:name="T10" style:family="text">
      <style:text-properties fo:font-style="normal" officeooo:rsid="00100f44" style:font-style-asian="normal" style:font-style-complex="normal"/>
    </style:style>
    <style:style style:name="T11" style:family="text">
      <style:text-properties fo:font-style="normal" officeooo:rsid="0010220c" style:font-style-asian="normal" style:font-style-complex="normal"/>
    </style:style>
    <style:style style:name="T12" style:family="text">
      <style:text-properties fo:font-style="normal" officeooo:rsid="0014ecb7" style:font-style-asian="normal" style:font-style-complex="normal"/>
    </style:style>
    <style:style style:name="T13" style:family="text">
      <style:text-properties fo:font-style="normal" officeooo:rsid="0017b5bb" style:font-style-asian="normal" style:font-style-complex="normal"/>
    </style:style>
    <style:style style:name="T14" style:family="text">
      <style:text-properties fo:font-style="normal" officeooo:rsid="00197947" style:font-style-asian="normal" style:font-style-complex="normal"/>
    </style:style>
    <style:style style:name="T15" style:family="text">
      <style:text-properties fo:language="id" fo:country="ID" fo:font-style="normal" style:font-style-asian="normal" style:font-style-complex="normal"/>
    </style:style>
    <style:style style:name="T16" style:family="text">
      <style:text-properties fo:language="id" fo:country="ID" fo:font-style="normal" officeooo:rsid="0017b5bb" style:font-style-asian="normal" style:font-style-complex="normal"/>
    </style:style>
    <style:style style:name="T17" style:family="text">
      <style:text-properties fo:language="id" fo:country="ID" fo:font-style="italic" officeooo:rsid="0017b5bb" style:font-style-asian="italic" style:font-style-complex="italic"/>
    </style:style>
    <style:style style:name="T18" style:family="text">
      <style:text-properties officeooo:rsid="0016a11a"/>
    </style:style>
    <style:style style:name="T19" style:family="text">
      <style:text-properties officeooo:rsid="00197947"/>
    </style:style>
    <style:style style:name="T20" style:family="text">
      <style:text-properties officeooo:rsid="001bea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tab/><text:tab/><text:tab/><text:tab/><text:tab/><text:tab/><text:span text:style-name="T18">REVIEW PAPER</text:span></text:p>
      <text:p text:style-name="P1"/>
      <text:p text:style-name="P1"><text:span text:style-name="T1">Pola mining dalam transaksi database, database </text:span><text:span text:style-name="T2">time-series, </text:span><text:span text:style-name="T7">dan berbagai jenis database yang lain telah populeh dipelajari dalam penelitian data mining. Penelitian sebelumnya sebagian besar mengadopsi </text:span><text:span text:style-name="T2">Apriori </text:span><text:span text:style-name="T8">seperti set generasi kandidat dan tes pendekatan. Namun ser generasi kandidat masih mahal, terutama bila ada sejumlah pola yang besar dan ataupun pola yang panjang. </text:span><text:span text:style-name="T9">Output yang diharapkan dari usulan novel struktur </text:span><text:span text:style-name="T3">frequent-pattern-tree (</text:span><text:span text:style-name="T9">FP-tree) yaitu untuk menggali pola set yang lengkap untuk memenuhi pertumbuhan fragment. Juga mendapatkan efisiensi yang dicapai dengan 3 teknik, antara lain:</text:span></text:p>
      <text:p text:style-name="P2"><text:span text:style-name="T9">1. </text:span><text:span text:style-name="T10">Database yang besar dikompresi menjadi padat, struktur data yang lebih kecil, FP-tree yang</text:span></text:p>
      <text:p text:style-name="P3"><text:span text:style-name="T10"><text:s text:c="4"/>menghindari biaya, </text:span><text:span text:style-name="T11">scan database yang berulang.</text:span></text:p>
      <text:p text:style-name="P6">2. Basis FP-tree kami mengadopsi metode pola pertumbuhan fargmen untuk menghindari biaya</text:p>
      <text:p text:style-name="P6"><text:s text:c="4"/>generasi berskala besar dari kandidat set.</text:p>
      <text:p text:style-name="P3"><text:span text:style-name="T11">3. Sebuah basis partisi, metode </text:span><text:span text:style-name="T4">divide and conquer </text:span><text:span text:style-name="T11">digunakan untuk mengurangi tugas mining</text:span></text:p>
      <text:p text:style-name="P6"><text:s text:c="4"/>menjadi satu set tugas yang lebih kecil.</text:p>
      <text:p text:style-name="P7"/>
      <text:p text:style-name="P8">Tahapan metode dalam penelitian ini antara lain:</text:p>
      <text:list xml:id="list4848759357725258122" text:style-name="L1">
        <text:list-item>
          <text:p text:style-name="P9"><text:span text:style-name="T9">P</text:span><text:span text:style-name="T6">embangunan pengisi FP-tree disk</text:span></text:p>
          <text:p text:style-name="P9"><text:span text:style-name="T6">Kunggulan dari metode ini </text:span><text:span text:style-name="T12">yaitu proyeksi database sebagai pendekatan yang efektif. Merupakan alternatif yang menarik untuk membangun pengisi FP-tree disk. Pengaplikasiannya menggunakan sturktur B+ tree yang cukup populer digunakan dalam database relasional dan dapat digunakan untuk index FP-tree <text:s/>juga.</text:span></text:p>
        </text:list-item>
        <text:list-item>
          <text:p text:style-name="P10"><text:span text:style-name="T12">U</text:span><text:span text:style-name="T6">pdate incremental dari FP-tree</text:span></text:p>
          <text:p text:style-name="P11"><text:bookmark text:name="result_box"/>Jika terwujud FP-tree mengambil 1 sebagai dukungan minimum, update tidak akan menimbulkan masalah sejak penambahan record yang baru. Namun, FP-tree yang penuh dapat menjadi masalah yang cukup besar. Sehingga pengaturan 1 sebagai dukungan minimum bukanlah menjadi solusi yang baik.</text:p>
        </text:list-item>
        <text:list-item>
          <text:p text:style-name="P11">Penggalian FP-tree dengan kendala</text:p>
          <text:p text:style-name="P11"><text:bookmark text:name="result_box1"/>Di sini menampilkan bagaimana menerapkan struktur FP-tree untuk pertambangan pola yang sering oleh penggabungan kendala terkait dengan satu set item.</text:p>
        </text:list-item>
        <text:list-item>
          <text:p text:style-name="P13">Penggalian FP-tree dari frekuensi pola yang lain</text:p>
          <text:p text:style-name="P13">Penggalian berbasis FP-tree dapat diperpanjang untuk banyak penggalian jenis lain yang menarik frekuensi pola. </text:p>
        </text:list-item>
      </text:list>
      <text:p text:style-name="P12"/>
      <text:p text:style-name="P5"><text:span text:style-name="T16">Kesimpulan dari paper ini </text:span><text:bookmark text:name="result_box2"/><text:span text:style-name="T16">penulis</text:span><text:span text:style-name="T15"> telah mengusulkan struktur data baru, </text:span><text:span text:style-name="T17">frequent pattern tree </text:span><text:span text:style-name="T15"><text:s/>(FP-tree), untuk menyimpan dikompresi, informasi penting tentang </text:span><text:span text:style-name="T16">frekuensi </text:span><text:span text:style-name="T15">pola, dan </text:span><text:span text:style-name="T16">pengembangan</text:span><text:span text:style-name="T15"> metode pola </text:span><text:span text:style-name="T17">growth. </text:span><text:bookmark text:name="result_box3"/><text:span text:style-name="T16">Ada beberapa keuntungan dari FP-growth atas pendekatan lain:</text:span></text:p>
      <text:p text:style-name="P5"><text:span text:style-name="T16"><text:tab/>1. Ini membangun FP-tree yang sangat kompak, y</text:span><text:bookmark text:name="result_box4"/><text:span text:style-name="T15">ang biasanya jauh lebih kecil daripada </text:span></text:p>
      <text:p text:style-name="P14"><text:s text:c="13"/>database asli dan dengan demikian menyimpan scan database yang mahal dalam proses </text:p>
      <text:p text:style-name="P5"><text:span text:style-name="T15"><text:s text:c="13"/></text:span><text:span text:style-name="T16">penggalian</text:span><text:span text:style-name="T15"> berikutnya.</text:span></text:p>
      <text:p text:style-name="P5"><text:span text:style-name="T15"><text:s text:c="9"/></text:span><text:span text:style-name="T16">2. </text:span><text:bookmark text:name="result_box5"/><text:span text:style-name="T16">Ini berlaku pada metode pola </text:span><text:span text:style-name="T17">growth</text:span><text:span text:style-name="T16"> untuk menghindari generasi calon mahal dan diuji <text:tab/> <text:s/></text:span></text:p>
      <text:p text:style-name="P15"><text:s text:c="13"/>secara berturut-turut dan sering 1-itemset ditemukan di (kondisional) FP-tree. </text:p>
      <text:p text:style-name="P16"><text:span text:style-name="T13"><text:s text:c="9"/></text:span><text:span text:style-name="T14">3. </text:span><text:bookmark text:name="result_box6"/>Ini berlaku <text:span text:style-name="T19">pada partisi berbasis</text:span> <text:span text:style-name="T19">metode </text:span><text:span text:style-name="T5">divide-and-conquer </text:span>yang secara dramatis </text:p>
      <text:p text:style-name="P16"><text:s text:c="13"/>mengurangi <text:span text:style-name="T19">dari </text:span>ukuran <text:span text:style-name="T19">kondisi</text:span> <text:span text:style-name="T19">ber</text:span>basis pola dan kondisi FP-tree. Beberapa teknik </text:p>
      <text:p text:style-name="P16"><text:s text:c="13"/>optimasi <text:span text:style-name="T19">yang lain</text:span>, termasuk pola gen<text:tab/>erasi langsung untuk satu <text:span text:style-name="T5">tree-path</text:span> dan </text:p>
      <text:p text:style-name="P17"><text:s text:c="13"/>mempekerjakan <text:span text:style-name="T19">frekuensi</text:span> peristiwa paling <text:span text:style-name="T19">akhir</text:span> sebagai akhiran, juga berkontribusi </text:p>
      <text:p text:style-name="P17"><text:s text:c="13"/>terhadap efisiensi <text:span text:style-name="T19">dari </text:span>metode.</text:p>
      <text:p text:style-name="P18"><text:span text:style-name="T20">Saran yang diberikan adalah pendekatan </text:span><text:bookmark text:name="result_box7"/>untuk mengintegrasikan dua algoritma dan dinamis <text:span text:style-name="T20">yang mem</text:span>ilih algoritma berbasis H-struct dan <text:span text:style-name="T20">FP-tree</text:span> berdasarkan karakteristik dari distribusi arus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er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32:30.495519906</meta:creation-date>
    <dc:date>2017-03-21T22:38:56.345277692</dc:date>
    <meta:editing-duration>PT10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443" meta:character-count="3371" meta:non-whitespace-character-count="2823"/>
  </office:meta>
</office:document-meta>
</file>